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</table:table-row>
        <table:table-row table:style-name="ro1">
          <table:table-cell table:number-columns-repeated="2" office:value-type="string" calcext:value-type="string">
            <text:p>aftermath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table:number-columns-repeated="2" office:value-type="string" calcext:value-type="string">
            <text:p>angerpoint</text:p>
          </table:table-cell>
        </table:table-row>
        <table:table-row table:style-name="ro1">
          <table:table-cell table:number-columns-repeated="2"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trap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flying-unaffected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table:number-columns-repeated="2" office:value-type="string" calcext:value-type="string">
            <text:p>baddreams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no-crit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pinch-fire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rse-slf-spe-sun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no-lower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weather-negate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hange-type-hit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rse-slf-acu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over-item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explosion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negate-aftermath</text:p>
          </table:table-cell>
        </table:table-row>
        <table:table-row table:style-name="ro1">
          <table:table-cell table:number-columns-repeated="2"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weather-rain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weather-sun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water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heal-rain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become-weak-fire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amage-sun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half-sleep-turn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phy-spore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reduce-super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phy-burn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over-egg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imm-fire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boost-fire-hit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slf-atk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<text:span text:style-name="T1">rse-slf-spdef</text:span>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atk-sun-5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rse-aly-spdef-sun-5</text:p>
          </table:table-cell>
        </table:table-row>
        <table:table-row table:style-name="ro1">
          <table:table-cell table:number-columns-repeated="2" office:value-type="string" calcext:value-type="string">
            <text:p>forecast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reveal-strong-move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reveal-item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eat-berry-early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rse-slf-atk-status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negate-burn-de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fire-dmg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alf-burn-dmg</text:p>
          </table:table-cell>
        </table:table-row>
        <table:table-row table:style-name="ro1">
          <table:table-cell table:number-columns-repeated="2" office:value-type="string" calcext:value-type="string">
            <text:p>honeygather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rse-slf-atk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<text:span text:style-name="T1">rse-slf-</text:span>phy-atk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low-slf-acu-8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eal-status-rain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no-lower-atk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mm-hail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heal-hail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over-inc-enc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-pois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mm-flinch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mm-slep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low-opp-atk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nc-punch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no-lower-acu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bypass-eva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inc-enc-lv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over-inc-rock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negate-item-own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imm-status-sun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ground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spike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imm-arena-trap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imm-electric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edi-electric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rse-slf-spatk-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4-10-03T19:18:19.170587363</dc:date>
    <meta:editing-duration>PT1H28M59S</meta:editing-duration>
    <meta:editing-cycles>12</meta:editing-cycles>
    <meta:generator>LibreOffice/7.3.7.2$Linux_X86_64 LibreOffice_project/30$Build-2</meta:generator>
    <meta:document-statistic meta:table-count="1" meta:cell-count="144" meta:object-count="0"/>
  </office:meta>
</office:document-meta>
</file>